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48db1" officeooo:paragraph-rsid="00048db1"/>
    </style:style>
    <style:style style:name="P2" style:family="paragraph" style:parent-style-name="Standard">
      <style:paragraph-properties fo:text-align="center" style:justify-single-word="false"/>
      <style:text-properties officeooo:rsid="00048db1" officeooo:paragraph-rsid="00048db1"/>
    </style:style>
    <style:style style:name="P3" style:family="paragraph" style:parent-style-name="Standard">
      <style:text-properties officeooo:rsid="00048db1" officeooo:paragraph-rsid="00074a76"/>
    </style:style>
    <style:style style:name="P4" style:family="paragraph" style:parent-style-name="Standard">
      <style:text-properties officeooo:rsid="000606c5" officeooo:paragraph-rsid="000606c5"/>
    </style:style>
    <style:style style:name="P5" style:family="paragraph" style:parent-style-name="Standard">
      <style:text-properties officeooo:rsid="000606c5" officeooo:paragraph-rsid="00099ced"/>
    </style:style>
    <style:style style:name="P6" style:family="paragraph" style:parent-style-name="Standard">
      <style:text-properties officeooo:rsid="00074a76" officeooo:paragraph-rsid="000606c5"/>
    </style:style>
    <style:style style:name="P7" style:family="paragraph" style:parent-style-name="Standard">
      <style:text-properties officeooo:rsid="00074a76" officeooo:paragraph-rsid="00074a76"/>
    </style:style>
    <style:style style:name="P8" style:family="paragraph" style:parent-style-name="Standard">
      <style:text-properties officeooo:rsid="00074a76" officeooo:paragraph-rsid="00099ced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8358"/>
    </style:style>
    <style:style style:name="T3" style:family="text">
      <style:text-properties officeooo:rsid="000606c5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58358"/>
    </style:style>
    <style:style style:name="T7" style:family="text">
      <style:text-properties officeooo:rsid="00086ac6"/>
    </style:style>
    <style:style style:name="T8" style:family="text">
      <style:text-properties officeooo:rsid="00099c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itial Reference Class</text:p>
      <text:p text:style-name="P2">by Sven Nilsen, 2020</text:p>
      <text:p text:style-name="P1"/>
      <text:p text:style-name="P1">An <text:span text:style-name="T3">I</text:span>nitial <text:span text:style-name="T3">R</text:span>eference <text:span text:style-name="T3">C</text:span>lass is a system where an observer is among many other similar observers,<text:line-break/>where all observers are initialized at the same time to the same initial state.</text:p>
      <text:p text:style-name="P1"/>
      <text:p text:style-name="P4">An Initial Reference Class is closely related to a Flat Reference Class<text:span text:style-name="T5"><text:reference-ref text:reference-format="text" text:ref-name="flat reference class">[1]</text:reference-ref></text:span>. For example, one can have an Initial Reference Class with a single observer, <text:span text:style-name="T7">which is the same as a Flat Reference Class</text:span>.</text:p>
      <text:p text:style-name="P5"/>
      <text:p text:style-name="P8">An Initial Reference Class is used to talk about the system response of an initial burst of observers. <text:span text:style-name="T8">Since an Initial Reference Class might be used as a building block for other reference classes, the focus is more on mathematical transforms than the interpretation of the reference class for observers.</text:span></text:p>
      <text:p text:style-name="P3"/>
      <text:p text:style-name="P3">An <text:span text:style-name="T1">infinite</text:span> <text:span text:style-name="T3">I</text:span>nitial <text:span text:style-name="T3">R</text:span>eference <text:span text:style-name="T3">C</text:span>lass has infinite number of observers. <text:span text:style-name="T2">This might be thought of as a limit. One can model this for distributions using the Dirac Delta Function</text:span><text:span text:style-name="T6"><text:reference-ref text:reference-format="text" text:ref-name="dirac delta function">[2]</text:reference-ref></text:span><text:span text:style-name="T2">.</text:span></text:p>
      <text:p text:style-name="P6"/>
      <text:h text:style-name="P9" text:outline-level="3">References:</text:h>
      <text:p text:style-name="P4"/>
      <text:p text:style-name="P4"><text:reference-mark-start text:name="flat reference class"/>[1]<text:reference-mark-end text:name="flat reference class"/><text:tab/>“Flat Reference Class”</text:p>
      <text:p text:style-name="P4"><text:tab/>Sven Nilsen, 2019</text:p>
      <text:p text:style-name="P4"><text:tab/><text:a xlink:type="simple" xlink:href="https://github.com/advancedresearch/observer_selection_effects/blob/master/papers-wip/flat-reference-class.pdf" text:style-name="Internet_20_link" text:visited-style-name="Visited_20_Internet_20_Link"><text:span text:style-name="T4">https://github.com/advancedresearch/observer_selection_effects/blob/master/papers-wip/flat-reference-class.pdf</text:span></text:a></text:p>
      <text:p text:style-name="P4"/>
      <text:p text:style-name="P7"><text:reference-mark-start text:name="dirac delta function"/>[2]<text:reference-mark-end text:name="dirac delta function"/><text:tab/>“Dirac delta function”</text:p>
      <text:p text:style-name="P7"><text:tab/>Wikipedia</text:p>
      <text:p text:style-name="P7"><text:tab/><text:a xlink:type="simple" xlink:href="https://en.wikipedia.org/wiki/Dirac_delta_function" text:style-name="Internet_20_link" text:visited-style-name="Visited_20_Internet_20_Link"><text:span text:style-name="T4">https://en.wikipedia.org/wiki/Dirac_delta_function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22:44:04.416634000</meta:creation-date>
    <dc:date>2020-10-19T23:51:38.266784000</dc:date>
    <meta:editing-duration>PT7M49S</meta:editing-duration>
    <meta:editing-cycles>1</meta:editing-cycles>
    <meta:document-statistic meta:table-count="0" meta:image-count="0" meta:object-count="0" meta:page-count="2" meta:paragraph-count="13" meta:word-count="165" meta:character-count="1151" meta:non-whitespace-character-count="995"/>
    <meta:generator>LibreOffice/5.1.2.2$MacOSX_X86_64 LibreOffice_project/d3bf12ecb743fc0d20e0be0c58ca359301eb705f</meta:generator>
  </office:meta>
</office:document-meta>
</file>